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11.09mm"/>
    </style:style>
    <style:style style:name="co10" style:family="table-column">
      <style:table-column-properties fo:break-before="auto" style:column-width="10.05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8.57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7.53mm"/>
    </style:style>
    <style:style style:name="co15" style:family="table-column">
      <style:table-column-properties fo:break-before="auto" style:column-width="6.9mm"/>
    </style:style>
    <style:style style:name="co16" style:family="table-column">
      <style:table-column-properties fo:break-before="auto" style:column-width="24.89mm"/>
    </style:style>
    <style:style style:name="co17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 style:data-style-name="N100"/>
    <style:style style:name="ce25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00aaad"/>
    </style:style>
    <style:style style:name="ce34" style:family="table-cell" style:parent-style-name="Default">
      <style:table-cell-properties fo:background-color="#ce181e"/>
      <style:text-properties fo:color="#ffffff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" table:default-cell-style-name="Default"/>
        <table:table-column table:style-name="co17" table:default-cell-style-name="Default"/>
        <table:table-column table:style-name="co1" table:number-columns-repeated="111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111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table:number-columns-repeated="2"/>
          <table:table-cell table:style-name="ce50"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5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style-name="ce50" table:number-columns-repeated="2"/>
          <table:table-cell table:style-name="ce50"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style-name="ce50"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style-name="ce50"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5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table:style-name="ce50" office:value-type="float" office:value="11111" calcext:value-type="float">
            <text:p>11111</text:p>
          </table:table-cell>
          <table:table-cell table:style-name="ce50"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style-name="ce50"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style-name="ce50"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style-name="ce50"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style-name="ce50"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style-name="ce50"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covered-table-cell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31"/>
          <table:table-cell table:style-name="ce50" table:number-columns-repeated="5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  <table:table-cell table:number-columns-repeated="108"/>
        </table:table-row>
        <table:table-row table:style-name="ro1">
          <table:table-cell table:number-columns-repeated="37"/>
          <table:table-cell table:style-name="ce50" table:number-columns-repeated="10"/>
          <table:table-cell table:number-columns-repeated="108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7"/>
          <table:table-cell table:number-columns-repeated="1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0" table:number-columns-repeated="4"/>
          <table:table-cell table:number-columns-repeated="112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112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112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4"/>
          <table:table-cell table:style-name="ce50" table:number-columns-repeated="4"/>
          <table:table-cell table:number-columns-repeated="112"/>
        </table:table-row>
        <table:table-row table:style-name="ro1" table:number-rows-repeated="2">
          <table:table-cell table:number-columns-repeated="39"/>
          <table:table-cell table:style-name="ce50" table:number-columns-repeated="4"/>
          <table:table-cell table:number-columns-repeated="112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120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0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20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120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/>
          <table:table-cell office:value-type="string" calcext:value-type="string">
            <text:p>iloczy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/>
          <table:table-cell office:value-type="string" calcext:value-type="string">
            <text:p>bitow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128"/>
        </table:table-row>
        <table:table-row table:style-name="ro1">
          <table:table-cell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6</text:p>
          </table:table-cell>
          <table:table-cell table:number-columns-repeated="129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27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7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27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129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2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1"/>
          <table:table-cell office:value-type="string" calcext:value-type="string">
            <text:p>Bsize = 9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11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27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141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14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141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/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number-columns-repeated="133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/>
          <table:table-cell table:style-name="ce38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3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</table:table-row>
        <table:table-row table:style-name="ro1">
          <table:table-cell/>
          <table:table-cell table:style-name="ce38"/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3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table:number-columns-repeated="13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12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12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2" office:value-type="string" calcext:value-type="string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0</text:p>
          </table:table-cell>
          <table:table-cell table:number-columns-repeated="125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table:style-name="ce2" office:value-type="string" calcext:value-type="string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25"/>
        </table:table-row>
        <table:table-row table:style-name="ro1"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9"/>
        </table:table-row>
        <table:table-row table:style-name="ro1" table:number-rows-repeated="5">
          <table:table-cell table:number-columns-repeated="155"/>
        </table:table-row>
        <table:table-row table:style-name="ro1">
          <table:table-cell table:number-columns-repeated="10"/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41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5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41"/>
        </table:table-row>
        <table:table-row table:style-name="ro1"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41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41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4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41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2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41"/>
        </table:table-row>
        <table:table-row table:style-name="ro1">
          <table:table-cell table:style-name="ce50" office:value-type="string" calcext:value-type="string">
            <text:p>10010101</text:p>
          </table:table-cell>
          <table:table-cell table:number-columns-repeated="154"/>
        </table:table-row>
        <table:table-row table:style-name="ro1">
          <table:table-cell table:style-name="ce50" office:value-type="string" calcext:value-type="string">
            <text:p>1001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1"/>
        </table:table-row>
        <table:table-row table:style-name="ro1">
          <table:table-cell table:style-name="ce50" office:value-type="string" calcext:value-type="string">
            <text:p>00100101</text:p>
          </table:table-cell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41"/>
        </table:table-row>
        <table:table-row table:style-name="ro1">
          <table:table-cell table:style-name="ce50" office:value-type="string" calcext:value-type="string">
            <text:p>0001111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41"/>
        </table:table-row>
        <table:table-row table:style-name="ro1">
          <table:table-cell table:style-name="ce50" office:value-type="string" calcext:value-type="string">
            <text:p>101110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41"/>
        </table:table-row>
        <table:table-row table:style-name="ro1">
          <table:table-cell table:style-name="ce50"/>
          <table:table-cell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41"/>
        </table:table-row>
        <table:table-row table:style-name="ro1">
          <table:table-cell table:style-name="ce50"/>
          <table:table-cell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41"/>
        </table:table-row>
        <table:table-row table:style-name="ro1" table:number-rows-repeated="2">
          <table:table-cell table:style-name="ce50"/>
          <table:table-cell table:number-columns-repeated="154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/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e</text:p>
          </table:table-cell>
          <table:table-cell table:number-columns-repeated="123"/>
        </table:table-row>
        <table:table-row table:style-name="ro1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5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4"/>
        </table:table-row>
        <table:table-row table:style-name="ro1">
          <table:table-cell table:number-columns-repeated="29"/>
          <table:table-cell table:style-name="ce34"/>
          <table:table-cell table:number-columns-repeated="125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4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16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32"/>
        </table:table-row>
        <table:table-row table:style-name="ro1">
          <table:table-cell table:number-columns-repeated="7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table:number-columns-repeated="7"/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6"/>
        </table:table-row>
        <table:table-row table:style-name="ro1">
          <table:table-cell table:number-columns-repeated="7"/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6"/>
        </table:table-row>
        <table:table-row table:style-name="ro1">
          <table:table-cell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16"/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w kolumnie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nie może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64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Być 2 bitów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tylko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6"/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/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/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/>
          <table:table-cell table:style-name="ce4" table:number-columns-repeated="2"/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32"/>
        </table:table-row>
        <table:table-row table:style-name="ro1"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64</text:p>
          </table:table-cell>
          <table:table-cell table:number-columns-repeated="13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2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6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8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64</text:p>
          </table:table-cell>
          <table:table-cell table:number-columns-repeated="13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138"/>
        </table:table-row>
        <table:table-row table:style-name="ro1">
          <table:table-cell/>
          <table:table-cell table:number-columns-repeated="3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8"/>
        </table:table-row>
        <table:table-row table:style-name="ro1" table:number-rows-repeated="4">
          <table:table-cell table:number-columns-repeated="1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2">
          <table:table-cell table:number-columns-repeated="155"/>
        </table:table-row>
        <table:table-row table:style-name="ro1">
          <table:table-cell table:number-columns-repeated="13"/>
          <table:table-cell office:value-type="string" calcext:value-type="string">
            <text:p>ppppp</text:p>
          </table:table-cell>
          <table:table-cell table:number-columns-repeated="141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4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42"/>
        </table:table-row>
        <table:table-row table:style-name="ro1">
          <table:table-cell/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142"/>
        </table:table-row>
        <table:table-row table:style-name="ro1">
          <table:table-cell/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42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18:00:39.61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22T20:11:51.163000000</dc:date>
    <meta:editing-duration>PT5H28M36S</meta:editing-duration>
    <meta:editing-cycles>13</meta:editing-cycles>
    <meta:generator>LibreOffice/6.1.1.2$Windows_X86_64 LibreOffice_project/5d19a1bfa650b796764388cd8b33a5af1f5baa1b</meta:generator>
    <meta:document-statistic meta:table-count="1" meta:cell-count="2060" meta:object-count="0"/>
  </office:meta>
</office:document-meta>
</file>